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97.74pt"/>
    </style:style>
    <style:style style:name="co74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1" table:default-cell-style-name="ce101"/>
        <table:table-column table:style-name="co72" table:default-cell-style-name="ce101"/>
        <table:table-column table:style-name="co73" table:default-cell-style-name="ce101"/>
        <table:table-column table:style-name="co74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ally_mega_creeps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aegis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cheese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ax_kills_enemy_hero_alive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10" calcext:value-type="float">
            <text:p>-10</text:p>
          </table:table-cell>
          <table:table-cell table:number-columns-repeated="2" table:style-name="ce109" office:value-type="float" office:value="30" calcext:value-type="float">
            <text:p>3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ax_kills_ally_hero_alive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time_is_more_5_minutes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alive_then_enemy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top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mid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bot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top_then_enemy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20" calcext:value-type="float">
            <text:p>-20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mid_then_enemy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20" calcext:value-type="float">
            <text:p>-2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bot_then_enemy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-20" calcext:value-type="float">
            <text:p>-2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night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1:06:46.639684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9T21:17:24.753243537</dc:date>
    <meta:editing-duration>P1DT10H59M54S</meta:editing-duration>
    <meta:editing-cycles>1645</meta:editing-cycles>
    <meta:document-statistic meta:table-count="9" meta:cell-count="2550" meta:object-count="0"/>
  </office:meta>
</office:document-meta>
</file>